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Dashed_20__28_var_29_"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" style:family="graphic" style:parent-style-name="standard">
      <style:graphic-properties svg:stroke-width="0.025cm" svg:stroke-color="#000000" draw:marker-start-width="0.266cm" draw:marker-end-width="0.266cm" draw:fill="none" draw:textarea-vertical-align="middle" draw:auto-grow-height="false" fo:min-height="0.69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objectwithoutfill">
      <style:graphic-properties svg:stroke-width="0.025cm" draw:marker-start-width="0.303cm" draw:marker-end="Arrow" draw:marker-end-width="0.252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097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298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961cm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477cm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57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54cm" draw:marker-end="" draw:marker-end-width="0.254cm" draw:fill="none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54cm" draw:marker-end="" draw:marker-end-width="0.254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25cm" svg:stroke-color="#000000" draw:marker-start-width="0.266cm" draw:marker-end-width="0.266cm" draw:fill="none" draw:textarea-vertical-align="middle" draw:auto-grow-height="false" fo:min-height="1.075cm" fo:min-width="0cm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2" style:family="graphic" style:parent-style-name="objectwithoutfill">
      <style:graphic-properties svg:stroke-width="0.025cm" svg:stroke-color="#0000ff" draw:marker-start-width="0.303cm" draw:marker-end="Arrow" draw:marker-end-width="0.252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ff0000" draw:marker-start-width="0.34cm" draw:marker-end="Arrow" draw:marker-end-width="0.289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draw:stroke="dash" draw:stroke-dash="Ultrafine_20_Dashed" svg:stroke-width="0.025cm" svg:stroke-color="#808080" draw:marker-start-width="0.266cm" draw:marker-end="Arrow" draw:marker-end-width="0.215cm" draw:fill="none" draw:textarea-vertical-align="middle" fo:padding-top="0.137cm" fo:padding-bottom="0.137cm" fo:padding-left="0.262cm" fo:padding-right="0.262cm" draw:shadow-offset-x="0.203cm" draw:shadow-offset-y="0.203cm"/>
    </style:style>
    <style:style style:name="gr27" style:family="graphic" style:parent-style-name="standard">
      <style:graphic-properties svg:stroke-width="0.102cm" svg:stroke-color="#0000ff" draw:marker-start-width="0.662cm" draw:marker-end-width="0.662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Dashed_20__28_var_29_" svg:stroke-width="0.102cm" svg:stroke-color="#0000ff" draw:marker-start-width="0.662cm" draw:marker-end-width="0.662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30" style:family="graphic" style:parent-style-name="standard">
      <style:graphic-properties svg:stroke-width="0.102cm" svg:stroke-color="#ff0000" draw:marker-start-width="0.662cm" draw:marker-end-width="0.662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051cm" draw:marker-start-width="0.431cm" draw:marker-end-width="0.431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25cm" svg:stroke-color="#3399ff" draw:marker-start-width="0.303cm" draw:marker-end="Arrow" draw:marker-end-width="0.252cm" draw:fill="none" draw:textarea-vertical-align="middle" fo:padding-top="0.137cm" fo:padding-bottom="0.137cm" fo:padding-left="0.262cm" fo:padding-right="0.262cm"/>
    </style:style>
    <style:style style:name="gr33" style:family="graphic" style:parent-style-name="objectwithoutfill">
      <style:graphic-properties svg:stroke-width="0.102cm" svg:stroke-color="#3399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3399ff" draw:marker-start-width="0.662cm" draw:marker-end-width="0.662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3cm"/>
    </style:style>
    <style:style style:name="gr38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39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40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03cm" draw:marker-end="" draw:marker-end-width="0.254cm" draw:fill="none" draw:textarea-vertical-align="middle" fo:padding-top="0.15cm" fo:padding-bottom="0.15cm" fo:padding-left="0.275cm" fo:padding-right="0.275cm"/>
    </style:style>
    <style:style style:name="gr41" style:family="graphic" style:parent-style-name="standard" style:list-style-name="L1">
      <style:graphic-properties draw:stroke="dash" draw:stroke-dash="Fine_20_Dashed" svg:stroke-width="0.051cm" svg:stroke-color="#000000" draw:marker-start="Arrow" draw:marker-start-width="0.203cm" draw:marker-end="" draw:marker-end-width="0.254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02cm" svg:stroke-color="#000099" draw:marker-start-width="0.662cm" draw:marker-end-width="0.662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3cm"/>
    </style:style>
    <style:style style:name="gr4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9cm" svg:y1="5.672cm" svg:x2="22.971cm" svg:y2="5.672cm">
          <text:p/>
        </draw:line>
        <draw:line draw:style-name="gr1" draw:text-style-name="P1" draw:layer="layout" svg:x1="3.191cm" svg:y1="6.772cm" svg:x2="22.971cm" svg:y2="6.772cm">
          <text:p/>
        </draw:line>
        <draw:line draw:style-name="gr1" draw:text-style-name="P1" draw:layer="layout" svg:x1="3.192cm" svg:y1="7.772cm" svg:x2="22.971cm" svg:y2="7.858cm">
          <text:p/>
        </draw:line>
        <draw:line draw:style-name="gr1" draw:text-style-name="P1" draw:layer="layout" svg:x1="3.159cm" svg:y1="8.747cm" svg:x2="22.971cm" svg:y2="8.747cm">
          <text:p/>
        </draw:line>
        <draw:line draw:style-name="gr1" draw:text-style-name="P1" draw:layer="layout" svg:x1="3.194cm" svg:y1="9.972cm" svg:x2="22.971cm" svg:y2="10.017cm">
          <text:p/>
        </draw:line>
        <draw:frame draw:style-name="gr2" draw:text-style-name="P2" draw:layer="layout" svg:width="2.559cm" svg:height="0.962cm" svg:x="1cm" svg:y="5.091cm">
          <draw:text-box>
            <text:p><text:span text:style-name="T1">Clients</text:span></text:p>
          </draw:text-box>
        </draw:frame>
        <draw:frame draw:style-name="gr2" draw:text-style-name="P2" draw:layer="layout" svg:width="2.559cm" svg:height="0.962cm" svg:x="1.001cm" svg:y="6.291cm">
          <draw:text-box>
            <text:p><text:span text:style-name="T1">Peer 0 *</text:span></text:p>
          </draw:text-box>
        </draw:frame>
        <draw:frame draw:style-name="gr2" draw:text-style-name="P2" draw:layer="layout" svg:width="2.559cm" svg:height="0.962cm" svg:x="1.002cm" svg:y="7.291cm">
          <draw:text-box>
            <text:p><text:span text:style-name="T1">Peer 1</text:span></text:p>
          </draw:text-box>
        </draw:frame>
        <draw:frame draw:style-name="gr2" draw:text-style-name="P2" draw:layer="layout" svg:width="2.559cm" svg:height="0.962cm" svg:x="1.003cm" svg:y="8.391cm">
          <draw:text-box>
            <text:p><text:span text:style-name="T1">Peer 2</text:span></text:p>
          </draw:text-box>
        </draw:frame>
        <draw:frame draw:style-name="gr2" draw:text-style-name="P2" draw:layer="layout" svg:width="2.559cm" svg:height="0.962cm" svg:x="1.004cm" svg:y="9.491cm">
          <draw:text-box>
            <text:p><text:span text:style-name="T1">Peer 3</text:span></text:p>
          </draw:text-box>
        </draw:frame>
        <draw:line draw:style-name="gr3" draw:text-style-name="P1" draw:layer="layout" svg:x1="3.413cm" svg:y1="5.699cm" svg:x2="3.921cm" svg:y2="6.842cm">
          <text:p/>
        </draw:line>
        <draw:line draw:style-name="gr3" draw:text-style-name="P1" draw:layer="layout" svg:x1="3.907cm" svg:y1="6.793cm" svg:x2="4.556cm" svg:y2="7.731cm">
          <text:p/>
        </draw:line>
        <draw:line draw:style-name="gr3" draw:text-style-name="P1" draw:layer="layout" svg:x1="3.921cm" svg:y1="6.842cm" svg:x2="4.556cm" svg:y2="8.747cm">
          <text:p/>
        </draw:line>
        <draw:line draw:style-name="gr3" draw:text-style-name="P1" draw:layer="layout" svg:x1="3.921cm" svg:y1="6.842cm" svg:x2="5.064cm" svg:y2="10.017cm">
          <text:p/>
        </draw:line>
        <draw:line draw:style-name="gr3" draw:text-style-name="P1" draw:layer="layout" svg:x1="4.607cm" svg:y1="5.693cm" svg:x2="5.191cm" svg:y2="7.731cm">
          <text:p/>
        </draw:line>
        <draw:line draw:style-name="gr3" draw:text-style-name="P1" draw:layer="layout" svg:x1="5.191cm" svg:y1="7.731cm" svg:x2="5.953cm" svg:y2="6.842cm">
          <text:p/>
        </draw:line>
        <draw:line draw:style-name="gr3" draw:text-style-name="P1" draw:layer="layout" svg:x1="5.185cm" svg:y1="7.738cm" svg:x2="6.08cm" svg:y2="8.747cm">
          <text:p/>
        </draw:line>
        <draw:line draw:style-name="gr3" draw:text-style-name="P1" draw:layer="layout" svg:x1="5.179cm" svg:y1="7.732cm" svg:x2="6.334cm" svg:y2="10.017cm">
          <text:p/>
        </draw:line>
        <draw:line draw:style-name="gr4" draw:text-style-name="P1" draw:layer="layout" svg:x1="7.296cm" svg:y1="4.556cm" svg:x2="7.296cm" svg:y2="10.398cm">
          <text:p/>
        </draw:line>
        <draw:frame draw:style-name="gr5" draw:text-style-name="P3" draw:layer="layout" svg:width="1.035cm" svg:height="0.962cm" svg:x="6.207cm" svg:y="5.707cm">
          <draw:text-box>
            <text:p>...</text:p>
          </draw:text-box>
        </draw:frame>
        <draw:custom-shape draw:style-name="gr6" draw:text-style-name="P1" draw:layer="layout" svg:width="0.735cm" svg:height="1.016cm" draw:transform="rotate (1.5707963267949) translate (6.234cm 10.77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16.42857142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5.334cm" svg:height="0.725cm" svg:x="4.791cm" svg:y="10.687cm">
          <draw:text-box>
            <text:p><text:span text:style-name="T2">Leader prepares block</text:span></text:p>
          </draw:text-box>
        </draw:frame>
        <draw:line draw:style-name="gr8" draw:text-style-name="P1" draw:layer="layout" svg:x1="7.731cm" svg:y1="6.842cm" svg:x2="8.874cm" svg:y2="7.731cm">
          <text:p/>
        </draw:line>
        <draw:line draw:style-name="gr8" draw:text-style-name="P1" draw:layer="layout" svg:x1="7.725cm" svg:y1="6.836cm" svg:x2="8.874cm" svg:y2="8.747cm">
          <text:p/>
        </draw:line>
        <draw:line draw:style-name="gr8" draw:text-style-name="P1" draw:layer="layout" svg:x1="7.719cm" svg:y1="6.83cm" svg:x2="9.128cm" svg:y2="10.017cm">
          <text:p/>
        </draw:line>
        <draw:frame draw:style-name="gr9" draw:text-style-name="P5" draw:layer="layout" svg:width="2.767cm" svg:height="0.725cm" svg:x="7.391cm" svg:y="4.688cm">
          <draw:text-box>
            <text:p><text:span text:style-name="T2">Pre-prepare</text:span></text:p>
          </draw:text-box>
        </draw:frame>
        <draw:line draw:style-name="gr4" draw:text-style-name="P1" draw:layer="layout" svg:x1="10.296cm" svg:y1="4.556cm" svg:x2="10.296cm" svg:y2="10.398cm">
          <text:p/>
        </draw:line>
        <draw:line draw:style-name="gr8" draw:text-style-name="P1" draw:layer="layout" svg:x1="10.652cm" svg:y1="7.731cm" svg:x2="12.303cm" svg:y2="6.842cm">
          <text:p/>
        </draw:line>
        <draw:line draw:style-name="gr8" draw:text-style-name="P1" draw:layer="layout" svg:x1="10.646cm" svg:y1="7.738cm" svg:x2="12.43cm" svg:y2="8.747cm">
          <text:p/>
        </draw:line>
        <draw:line draw:style-name="gr8" draw:text-style-name="P1" draw:layer="layout" svg:x1="10.646cm" svg:y1="7.738cm" svg:x2="12.811cm" svg:y2="10.017cm">
          <text:p/>
        </draw:line>
        <draw:line draw:style-name="gr8" draw:text-style-name="P1" draw:layer="layout" svg:x1="10.546cm" svg:y1="9.938cm" svg:x2="11.795cm" svg:y2="6.842cm">
          <text:p/>
        </draw:line>
        <draw:line draw:style-name="gr8" draw:text-style-name="P1" draw:layer="layout" svg:x1="10.54cm" svg:y1="9.945cm" svg:x2="12.176cm" svg:y2="7.731cm">
          <text:p/>
        </draw:line>
        <draw:line draw:style-name="gr8" draw:text-style-name="P1" draw:layer="layout" svg:x1="10.534cm" svg:y1="9.952cm" svg:x2="13.065cm" svg:y2="8.874cm">
          <text:p/>
        </draw:line>
        <draw:line draw:style-name="gr8" draw:text-style-name="P1" draw:layer="layout" svg:x1="11.246cm" svg:y1="8.738cm" svg:x2="13.065cm" svg:y2="6.842cm">
          <text:p/>
        </draw:line>
        <draw:line draw:style-name="gr8" draw:text-style-name="P1" draw:layer="layout" svg:x1="11.24cm" svg:y1="8.745cm" svg:x2="13.446cm" svg:y2="7.858cm">
          <text:p/>
        </draw:line>
        <draw:line draw:style-name="gr8" draw:text-style-name="P1" draw:layer="layout" svg:x1="11.24cm" svg:y1="8.745cm" svg:x2="13.573cm" svg:y2="9.89cm">
          <text:p/>
        </draw:line>
        <draw:line draw:style-name="gr4" draw:text-style-name="P1" draw:layer="layout" svg:x1="14.196cm" svg:y1="4.556cm" svg:x2="14.196cm" svg:y2="10.398cm">
          <text:p/>
        </draw:line>
        <draw:frame draw:style-name="gr10" draw:text-style-name="P5" draw:layer="layout" svg:width="2.013cm" svg:height="0.725cm" svg:x="11.192cm" svg:y="4.689cm">
          <draw:text-box>
            <text:p><text:span text:style-name="T2">Prepare</text:span></text:p>
          </draw:text-box>
        </draw:frame>
        <draw:frame draw:style-name="gr11" draw:text-style-name="P5" draw:layer="layout" svg:width="1.958cm" svg:height="0.725cm" svg:x="14.392cm" svg:y="4.689cm">
          <draw:text-box>
            <text:p><text:span text:style-name="T2">Commit</text:span></text:p>
          </draw:text-box>
        </draw:frame>
        <draw:line draw:style-name="gr4" draw:text-style-name="P1" draw:layer="layout" svg:x1="18.096cm" svg:y1="4.556cm" svg:x2="18.096cm" svg:y2="10.398cm">
          <text:p/>
        </draw:line>
        <draw:frame draw:style-name="gr12" draw:text-style-name="P5" draw:layer="layout" svg:width="3.597cm" svg:height="1.199cm" svg:x="18.292cm" svg:y="4.39cm">
          <draw:text-box>
            <text:p><text:span text:style-name="T2">Block </text:span><text:span text:style-name="T2">execution </text:span><text:span text:style-name="T2"><text:line-break/></text:span><text:span text:style-name="T2">&amp; commit</text:span></text:p>
          </draw:text-box>
        </draw:frame>
        <draw:line draw:style-name="gr8" draw:text-style-name="P1" draw:layer="layout" svg:x1="14.728cm" svg:y1="9.959cm" svg:x2="17.259cm" svg:y2="8.881cm">
          <text:p/>
        </draw:line>
        <draw:line draw:style-name="gr8" draw:text-style-name="P1" draw:layer="layout" svg:x1="14.722cm" svg:y1="9.966cm" svg:x2="15.224cm" svg:y2="6.715cm">
          <text:p/>
        </draw:line>
        <draw:line draw:style-name="gr8" draw:text-style-name="P1" draw:layer="layout" svg:x1="14.749cm" svg:y1="9.973cm" svg:x2="15.478cm" svg:y2="7.731cm">
          <text:p/>
        </draw:line>
        <draw:line draw:style-name="gr8" draw:text-style-name="P1" draw:layer="layout" svg:x1="14.622cm" svg:y1="8.766cm" svg:x2="16.302cm" svg:y2="7.731cm">
          <text:p/>
        </draw:line>
        <draw:line draw:style-name="gr8" draw:text-style-name="P1" draw:layer="layout" svg:x1="14.616cm" svg:y1="8.773cm" svg:x2="15.986cm" svg:y2="6.842cm">
          <text:p/>
        </draw:line>
        <draw:line draw:style-name="gr8" draw:text-style-name="P1" draw:layer="layout" svg:x1="14.61cm" svg:y1="8.78cm" svg:x2="16.494cm" svg:y2="10.017cm">
          <text:p/>
        </draw:line>
        <draw:line draw:style-name="gr8" draw:text-style-name="P1" draw:layer="layout" svg:x1="15.732cm" svg:y1="7.773cm" svg:x2="17.018cm" svg:y2="6.842cm">
          <text:p/>
        </draw:line>
        <draw:line draw:style-name="gr8" draw:text-style-name="P1" draw:layer="layout" svg:x1="15.71cm" svg:y1="7.78cm" svg:x2="17.002cm" svg:y2="8.747cm">
          <text:p/>
        </draw:line>
        <draw:line draw:style-name="gr8" draw:text-style-name="P1" draw:layer="layout" svg:x1="15.704cm" svg:y1="7.774cm" svg:x2="17.383cm" svg:y2="10.017cm">
          <text:p/>
        </draw:line>
        <draw:line draw:style-name="gr8" draw:text-style-name="P1" draw:layer="layout" svg:x1="15.378cm" svg:y1="6.742cm" svg:x2="17.129cm" svg:y2="7.731cm">
          <text:p/>
        </draw:line>
        <draw:line draw:style-name="gr8" draw:text-style-name="P1" draw:layer="layout" svg:x1="15.372cm" svg:y1="6.736cm" svg:x2="17.51cm" svg:y2="8.747cm">
          <text:p/>
        </draw:line>
        <draw:line draw:style-name="gr8" draw:text-style-name="P1" draw:layer="layout" svg:x1="15.366cm" svg:y1="6.73cm" svg:x2="16.748cm" svg:y2="10.017cm">
          <text:p/>
        </draw:line>
        <draw:custom-shape draw:style-name="gr13" draw:text-style-name="P1" draw:layer="layout" svg:width="3.121cm" svg:height="0.381cm" svg:x="18.426cm" svg:y="6.334cm">
          <text:p/>
          <draw:enhanced-geometry svg:viewBox="0 0 21600 21600" draw:text-areas="0 ?f0 ?f5 ?f2" draw:type="right-arrow" draw:modifiers="16998.3136593592 5937.172774869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839cm" svg:height="0.381cm" svg:x="18.227cm" svg:y="7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429cm" svg:height="0.381cm" svg:x="19.034cm" svg:y="8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554cm" svg:height="0.381cm" svg:x="18.528cm" svg:y="9.534cm">
          <text:p/>
          <draw:enhanced-geometry svg:viewBox="0 0 21600 21600" draw:text-areas="0 ?f0 ?f5 ?f2" draw:type="right-arrow" draw:modifiers="16883.7366347777 4523.560209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22.496cm" svg:y1="5.953cm" svg:x2="22.496cm" svg:y2="10.398cm">
          <text:p/>
        </draw:line>
        <draw:frame draw:style-name="gr17" draw:text-style-name="P5" draw:layer="layout" svg:width="4.777cm" svg:height="1.673cm" svg:x="21.361cm" svg:y="10.779cm">
          <draw:text-box>
            <text:p text:style-name="P6"><text:span text:style-name="T2">Transactions committed at all peers</text:span></text:p>
          </draw:text-box>
        </draw:frame>
        <draw:frame draw:style-name="gr7" draw:text-style-name="P4" draw:layer="layout" svg:width="3.157cm" svg:height="0.725cm" svg:x="0.891cm" svg:y="10.688cm">
          <draw:text-box>
            <text:p><text:span text:style-name="T2">* =&gt; Leader</text:span></text:p>
          </draw:text-box>
        </draw:frame>
        <draw:line draw:style-name="gr18" draw:text-style-name="P7" draw:layer="layout" svg:x1="22.558cm" svg:y1="10.144cm" svg:x2="23.352cm" svg:y2="10.906cm">
          <text:p/>
        </draw:line>
        <draw:line draw:style-name="gr4" draw:text-style-name="P1" draw:layer="layout" svg:x1="22.096cm" svg:y1="5.954cm" svg:x2="22.096cm" svg:y2="10.399cm">
          <text:p/>
        </draw:line>
        <draw:line draw:style-name="gr19" draw:text-style-name="P7" draw:layer="layout" svg:x1="22.082cm" svg:y1="10.144cm" svg:x2="20.05cm" svg:y2="10.906cm">
          <text:p/>
        </draw:line>
        <draw:frame draw:style-name="gr17" draw:text-style-name="P4" draw:layer="layout" svg:width="5.334cm" svg:height="1.673cm" svg:x="16.367cm" svg:y="10.779cm">
          <draw:text-box>
            <text:p text:style-name="P6"><text:span text:style-name="T2">Transactions </text:span><text:span text:style-name="T2"><text:line-break/></text:span><text:span text:style-name="T2">committed at 75% peers</text:span></text:p>
          </draw:text-box>
        </draw:frame>
        <draw:line draw:style-name="gr1" draw:text-style-name="P1" draw:layer="layout" svg:x1="3.19cm" svg:y1="5.572cm" svg:x2="22.971cm" svg:y2="5.572cm">
          <text:p/>
        </draw:line>
      </draw:page>
      <draw:page draw:name="page2" draw:style-name="dp1" draw:master-page-name="Default">
        <draw:line draw:style-name="gr1" draw:text-style-name="P1" draw:layer="layout" svg:x1="3.191cm" svg:y1="5.672cm" svg:x2="22.972cm" svg:y2="5.672cm">
          <text:p/>
        </draw:line>
        <draw:line draw:style-name="gr1" draw:text-style-name="P1" draw:layer="layout" svg:x1="3.192cm" svg:y1="6.772cm" svg:x2="22.972cm" svg:y2="6.772cm">
          <text:p/>
        </draw:line>
        <draw:line draw:style-name="gr1" draw:text-style-name="P1" draw:layer="layout" svg:x1="3.193cm" svg:y1="7.772cm" svg:x2="22.972cm" svg:y2="7.858cm">
          <text:p/>
        </draw:line>
        <draw:line draw:style-name="gr1" draw:text-style-name="P1" draw:layer="layout" svg:x1="3.16cm" svg:y1="8.747cm" svg:x2="22.972cm" svg:y2="8.747cm">
          <text:p/>
        </draw:line>
        <draw:line draw:style-name="gr1" draw:text-style-name="P1" draw:layer="layout" svg:x1="3.195cm" svg:y1="9.972cm" svg:x2="22.972cm" svg:y2="10.017cm">
          <text:p/>
        </draw:line>
        <draw:frame draw:style-name="gr2" draw:text-style-name="P2" draw:layer="layout" svg:width="2.559cm" svg:height="0.962cm" svg:x="1.001cm" svg:y="5.091cm">
          <draw:text-box>
            <text:p><text:span text:style-name="T1">Clients</text:span></text:p>
          </draw:text-box>
        </draw:frame>
        <draw:frame draw:style-name="gr2" draw:text-style-name="P2" draw:layer="layout" svg:width="2.559cm" svg:height="0.962cm" svg:x="1.002cm" svg:y="6.291cm">
          <draw:text-box>
            <text:p><text:span text:style-name="T1">Peer 0</text:span></text:p>
          </draw:text-box>
        </draw:frame>
        <draw:frame draw:style-name="gr2" draw:text-style-name="P2" draw:layer="layout" svg:width="2.559cm" svg:height="0.962cm" svg:x="1.003cm" svg:y="7.291cm">
          <draw:text-box>
            <text:p><text:span text:style-name="T1">Peer 1</text:span></text:p>
          </draw:text-box>
        </draw:frame>
        <draw:frame draw:style-name="gr2" draw:text-style-name="P2" draw:layer="layout" svg:width="2.559cm" svg:height="0.962cm" svg:x="1.004cm" svg:y="8.391cm">
          <draw:text-box>
            <text:p><text:span text:style-name="T1">Peer 2</text:span></text:p>
          </draw:text-box>
        </draw:frame>
        <draw:frame draw:style-name="gr2" draw:text-style-name="P2" draw:layer="layout" svg:width="2.559cm" svg:height="0.962cm" svg:x="1.005cm" svg:y="9.491cm">
          <draw:text-box>
            <text:p><text:span text:style-name="T1">Peer 3</text:span></text:p>
          </draw:text-box>
        </draw:frame>
        <draw:line draw:style-name="gr3" draw:text-style-name="P1" draw:layer="layout" svg:x1="3.414cm" svg:y1="5.699cm" svg:x2="3.922cm" svg:y2="6.842cm">
          <text:p/>
        </draw:line>
        <draw:line draw:style-name="gr3" draw:text-style-name="P1" draw:layer="layout" svg:x1="3.908cm" svg:y1="6.793cm" svg:x2="4.557cm" svg:y2="7.731cm">
          <text:p/>
        </draw:line>
        <draw:line draw:style-name="gr3" draw:text-style-name="P1" draw:layer="layout" svg:x1="3.922cm" svg:y1="6.842cm" svg:x2="4.557cm" svg:y2="8.747cm">
          <text:p/>
        </draw:line>
        <draw:line draw:style-name="gr3" draw:text-style-name="P1" draw:layer="layout" svg:x1="3.922cm" svg:y1="6.842cm" svg:x2="5.065cm" svg:y2="10.017cm">
          <text:p/>
        </draw:line>
        <draw:line draw:style-name="gr3" draw:text-style-name="P1" draw:layer="layout" svg:x1="4.608cm" svg:y1="5.693cm" svg:x2="5.192cm" svg:y2="7.731cm">
          <text:p/>
        </draw:line>
        <draw:line draw:style-name="gr3" draw:text-style-name="P1" draw:layer="layout" svg:x1="5.192cm" svg:y1="7.731cm" svg:x2="5.954cm" svg:y2="6.842cm">
          <text:p/>
        </draw:line>
        <draw:line draw:style-name="gr3" draw:text-style-name="P1" draw:layer="layout" svg:x1="5.186cm" svg:y1="7.738cm" svg:x2="6.081cm" svg:y2="8.747cm">
          <text:p/>
        </draw:line>
        <draw:line draw:style-name="gr3" draw:text-style-name="P1" draw:layer="layout" svg:x1="5.18cm" svg:y1="7.732cm" svg:x2="6.335cm" svg:y2="10.017cm">
          <text:p/>
        </draw:line>
        <draw:line draw:style-name="gr4" draw:text-style-name="P1" draw:layer="layout" svg:x1="7.797cm" svg:y1="5.699cm" svg:x2="7.797cm" svg:y2="10.017cm">
          <text:p/>
        </draw:line>
        <draw:frame draw:style-name="gr5" draw:text-style-name="P3" draw:layer="layout" svg:width="1.035cm" svg:height="0.962cm" svg:x="5.908cm" svg:y="5.707cm">
          <draw:text-box>
            <text:p>...</text:p>
          </draw:text-box>
        </draw:frame>
        <draw:custom-shape draw:style-name="gr20" draw:text-style-name="P1" draw:layer="layout" svg:width="0.735cm" svg:height="1.423cm" draw:transform="rotate (1.5707963267949) translate (6.308cm 10.77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16.42857142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4" draw:layer="layout" svg:width="3.736cm" svg:height="1.199cm" svg:x="5.392cm" svg:y="10.687cm">
          <draw:text-box>
            <text:p text:style-name="P6"><text:span text:style-name="T2">All </text:span><text:span text:style-name="T2">peers</text:span><text:span text:style-name="T2"><text:line-break/></text:span><text:span text:style-name="T2">preparin</text:span><text:span text:style-name="T2">g block</text:span></text:p>
          </draw:text-box>
        </draw:frame>
        <draw:line draw:style-name="gr1" draw:text-style-name="P1" draw:layer="layout" svg:x1="3.191cm" svg:y1="5.572cm" svg:x2="22.972cm" svg:y2="5.572cm">
          <text:p/>
        </draw:line>
        <draw:line draw:style-name="gr22" draw:text-style-name="P1" draw:layer="layout" svg:x1="7.731cm" svg:y1="8.747cm" svg:x2="10.779cm" svg:y2="7.858cm">
          <text:p/>
        </draw:line>
        <draw:line draw:style-name="gr22" draw:text-style-name="P1" draw:layer="layout" svg:x1="7.725cm" svg:y1="8.754cm" svg:x2="11.414cm" svg:y2="6.842cm">
          <text:p/>
        </draw:line>
        <draw:line draw:style-name="gr22" draw:text-style-name="P1" draw:layer="layout" svg:x1="7.725cm" svg:y1="8.754cm" svg:x2="10.271cm" svg:y2="10.017cm">
          <text:p/>
        </draw:line>
        <draw:line draw:style-name="gr23" draw:text-style-name="P1" draw:layer="layout" svg:x1="8.874cm" svg:y1="6.715cm" svg:x2="12.176cm" svg:y2="8.747cm">
          <text:p/>
        </draw:line>
        <draw:line draw:style-name="gr23" draw:text-style-name="P1" draw:layer="layout" svg:x1="8.868cm" svg:y1="6.709cm" svg:x2="12.811cm" svg:y2="7.731cm">
          <text:p/>
        </draw:line>
        <draw:line draw:style-name="gr23" draw:text-style-name="P1" draw:layer="layout" svg:x1="8.862cm" svg:y1="6.719cm" svg:x2="13.954cm" svg:y2="10.017cm">
          <text:p/>
        </draw:line>
        <draw:line draw:style-name="gr24" draw:text-style-name="P1" draw:layer="layout" svg:x1="8.874cm" svg:y1="6.661cm" svg:x2="12.176cm" svg:y2="6.661cm">
          <text:p/>
        </draw:line>
        <draw:line draw:style-name="gr25" draw:text-style-name="P1" draw:layer="layout" svg:x1="11.274cm" svg:y1="6.561cm" svg:x2="14.576cm" svg:y2="6.561cm">
          <text:p/>
        </draw:line>
        <draw:line draw:style-name="gr25" draw:text-style-name="P1" draw:layer="layout" svg:x1="10.774cm" svg:y1="7.961cm" svg:x2="13.7cm" svg:y2="7.961cm">
          <text:p/>
        </draw:line>
        <draw:line draw:style-name="gr24" draw:text-style-name="P1" draw:layer="layout" svg:x1="12.684cm" svg:y1="7.877cm" svg:x2="15.986cm" svg:y2="7.877cm">
          <text:p/>
        </draw:line>
        <draw:line draw:style-name="gr25" draw:text-style-name="P1" draw:layer="layout" svg:x1="7.858cm" svg:y1="8.874cm" svg:x2="10.017cm" svg:y2="8.874cm">
          <text:p/>
        </draw:line>
        <draw:line draw:style-name="gr24" draw:text-style-name="P1" draw:layer="layout" svg:x1="12.049cm" svg:y1="8.974cm" svg:x2="15.351cm" svg:y2="8.974cm">
          <text:p/>
        </draw:line>
        <draw:line draw:style-name="gr25" draw:text-style-name="P1" draw:layer="layout" svg:x1="10.059cm" svg:y1="10.074cm" svg:x2="12.218cm" svg:y2="10.074cm">
          <text:p/>
        </draw:line>
        <draw:line draw:style-name="gr24" draw:text-style-name="P1" draw:layer="layout" svg:x1="13.95cm" svg:y1="10.174cm" svg:x2="15.67cm" svg:y2="10.174cm">
          <text:p/>
        </draw:line>
        <draw:line draw:style-name="gr26" draw:text-style-name="P1" draw:layer="layout" svg:x1="6.108cm" svg:y1="5.693cm" svg:x2="6.715cm" svg:y2="7.731cm">
          <text:p/>
        </draw:line>
        <draw:line draw:style-name="gr26" draw:text-style-name="P1" draw:layer="layout" svg:x1="5.902cm" svg:y1="5.687cm" svg:x2="6.18cm" svg:y2="6.715cm">
          <text:p/>
        </draw:line>
        <draw:line draw:style-name="gr26" draw:text-style-name="P1" draw:layer="layout" svg:x1="6.508cm" svg:y1="5.687cm" svg:x2="7.759cm" svg:y2="9.89cm">
          <text:p/>
        </draw:line>
        <draw:line draw:style-name="gr26" draw:text-style-name="P1" draw:layer="layout" svg:x1="6.302cm" svg:y1="5.681cm" svg:x2="7.131cm" svg:y2="8.747cm">
          <text:p/>
        </draw:line>
        <draw:custom-shape draw:style-name="gr27" draw:text-style-name="P1" draw:layer="layout" svg:width="0.443cm" svg:height="0.508cm" svg:x="9.193cm" svg:y="4.8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128cm" svg:y1="5.064cm" svg:x2="8.493cm" svg:y2="5.064cm">
          <text:p/>
        </draw:line>
        <draw:custom-shape draw:style-name="gr29" draw:text-style-name="P1" draw:layer="layout" svg:width="0.4cm" svg:height="0.508cm" svg:x="8.093cm" svg:y="4.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443cm" svg:height="0.508cm" svg:x="13.219cm" svg:y="4.8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3.154cm" svg:y1="5.064cm" svg:x2="12.519cm" svg:y2="5.064cm">
          <text:p/>
        </draw:line>
        <draw:custom-shape draw:style-name="gr29" draw:text-style-name="P1" draw:layer="layout" svg:width="0.4cm" svg:height="0.508cm" svg:x="12.119cm" svg:y="4.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43cm" svg:height="0.508cm" svg:x="13.219cm" svg:y="4.01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468cm" svg:y1="5.064cm" svg:x2="13.23cm" svg:y2="4.302cm">
          <text:p/>
        </draw:line>
        <draw:line draw:style-name="gr32" draw:text-style-name="P1" draw:layer="layout" svg:x1="13.065cm" svg:y1="10.017cm" svg:x2="15.859cm" svg:y2="8.747cm">
          <text:p/>
        </draw:line>
        <draw:line draw:style-name="gr32" draw:text-style-name="P1" draw:layer="layout" svg:x1="13.065cm" svg:y1="10.017cm" svg:x2="16.367cm" svg:y2="7.858cm">
          <text:p/>
        </draw:line>
        <draw:line draw:style-name="gr32" draw:text-style-name="P1" draw:layer="layout" svg:x1="13.065cm" svg:y1="10.017cm" svg:x2="16.367cm" svg:y2="6.715cm">
          <text:p/>
        </draw:line>
        <draw:line draw:style-name="gr33" draw:text-style-name="P1" draw:layer="layout" svg:x1="13.06cm" svg:y1="10.074cm" svg:x2="15.219cm" svg:y2="10.074cm">
          <text:p/>
        </draw:line>
        <draw:custom-shape draw:style-name="gr27" draw:text-style-name="P1" draw:layer="layout" svg:width="0.443cm" svg:height="0.508cm" svg:x="18.545cm" svg:y="4.78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8.48cm" svg:y1="5.039cm" svg:x2="17.845cm" svg:y2="5.039cm">
          <text:p/>
        </draw:line>
        <draw:custom-shape draw:style-name="gr29" draw:text-style-name="P1" draw:layer="layout" svg:width="0.4cm" svg:height="0.508cm" svg:x="17.445cm" svg:y="4.7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43cm" svg:height="0.508cm" svg:x="18.545cm" svg:y="3.985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7.794cm" svg:y1="5.039cm" svg:x2="18.556cm" svg:y2="4.277cm">
          <text:p/>
        </draw:line>
        <draw:custom-shape draw:style-name="gr34" draw:text-style-name="P1" draw:layer="layout" svg:width="0.443cm" svg:height="0.508cm" svg:x="19.658cm" svg:y="4.78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9.593cm" svg:y1="5.039cm" svg:x2="18.958cm" svg:y2="5.039cm">
          <text:p/>
        </draw:line>
        <draw:line draw:style-name="gr33" draw:text-style-name="P1" draw:layer="layout" svg:x1="15.861cm" svg:y1="8.774cm" svg:x2="18.02cm" svg:y2="8.774cm">
          <text:p/>
        </draw:line>
        <draw:line draw:style-name="gr33" draw:text-style-name="P1" draw:layer="layout" svg:x1="16.361cm" svg:y1="7.874cm" svg:x2="18.52cm" svg:y2="7.874cm">
          <text:p/>
        </draw:line>
        <draw:line draw:style-name="gr33" draw:text-style-name="P1" draw:layer="layout" svg:x1="16.361cm" svg:y1="6.674cm" svg:x2="18.52cm" svg:y2="6.674cm">
          <text:p/>
        </draw:line>
        <draw:line draw:style-name="gr35" draw:text-style-name="P1" draw:layer="layout" svg:x1="8.029cm" svg:y1="5.064cm" svg:x2="7.394cm" svg:y2="5.064cm">
          <text:p/>
        </draw:line>
        <draw:line draw:style-name="gr36" draw:text-style-name="P7" draw:layer="layout" svg:x1="3.216cm" svg:y1="3.434cm" svg:x2="7.858cm" svg:y2="3.434cm">
          <text:p/>
        </draw:line>
        <draw:frame draw:style-name="gr37" draw:text-style-name="P5" draw:layer="layout" svg:width="2.733cm" svg:height="0.806cm" svg:x="4.099cm" svg:y="2.606cm">
          <draw:text-box>
            <text:p><text:span text:style-name="T2">Reques</text:span><text:span text:style-name="T2">ting</text:span></text:p>
          </draw:text-box>
        </draw:frame>
        <draw:frame draw:style-name="gr37" draw:text-style-name="P5" draw:layer="layout" svg:width="2.733cm" svg:height="0.806cm" svg:x="8.699cm" svg:y="2.57cm">
          <draw:text-box>
            <text:p><text:span text:style-name="T2">Commit</text:span></text:p>
          </draw:text-box>
        </draw:frame>
        <draw:line draw:style-name="gr38" draw:text-style-name="P7" draw:layer="layout" svg:x1="7.816cm" svg:y1="3.434cm" svg:x2="11.922cm" svg:y2="3.434cm">
          <text:p/>
        </draw:line>
        <draw:line draw:style-name="gr39" draw:text-style-name="P7" draw:layer="layout" svg:x1="11.916cm" svg:y1="3.434cm" svg:x2="16.367cm" svg:y2="3.413cm">
          <text:p/>
        </draw:line>
        <draw:frame draw:style-name="gr37" draw:text-style-name="P5" draw:layer="layout" svg:width="2.733cm" svg:height="0.806cm" svg:x="13.4cm" svg:y="2.57cm">
          <draw:text-box>
            <text:p><text:span text:style-name="T2">Fork</text:span></text:p>
          </draw:text-box>
        </draw:frame>
        <draw:line draw:style-name="gr40" draw:text-style-name="P7" draw:layer="layout" svg:x1="16.317cm" svg:y1="3.435cm" svg:x2="21.066cm" svg:y2="3.413cm">
          <text:p/>
        </draw:line>
        <draw:frame draw:style-name="gr37" draw:text-style-name="P5" draw:layer="layout" svg:width="2.733cm" svg:height="0.806cm" svg:x="17.701cm" svg:y="2.57cm">
          <draw:text-box>
            <text:p><text:span text:style-name="T2">Resolve</text:span></text:p>
          </draw:text-box>
        </draw:frame>
        <draw:frame draw:style-name="gr5" draw:text-style-name="P3" draw:layer="layout" svg:width="1.035cm" svg:height="0.962cm" svg:x="21.31cm" svg:y="2.807cm">
          <draw:text-box>
            <text:p>...</text:p>
          </draw:text-box>
        </draw:frame>
        <draw:line draw:style-name="gr41" draw:text-style-name="P7" draw:layer="layout" svg:x1="26.192cm" svg:y1="3.413cm" svg:x2="22.523cm" svg:y2="3.43cm">
          <text:p/>
        </draw:line>
        <draw:custom-shape draw:style-name="gr27" draw:text-style-name="P1" draw:layer="layout" svg:width="0.443cm" svg:height="0.508cm" svg:x="23.77cm" svg:y="4.76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3.733cm" svg:y1="5.014cm" svg:x2="23.37cm" svg:y2="5.014cm">
          <text:p/>
        </draw:line>
        <draw:custom-shape draw:style-name="gr29" draw:text-style-name="P1" draw:layer="layout" svg:width="0.4cm" svg:height="0.508cm" svg:x="22.97cm" svg:y="4.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43cm" svg:height="0.508cm" svg:x="23.77cm" svg:y="3.9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3.319cm" svg:y1="5.014cm" svg:x2="23.733cm" svg:y2="4.302cm">
          <text:p/>
        </draw:line>
        <draw:custom-shape draw:style-name="gr34" draw:text-style-name="P1" draw:layer="layout" svg:width="0.443cm" svg:height="0.508cm" svg:x="24.683cm" svg:y="4.7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035cm" svg:height="0.962cm" svg:x="21.311cm" svg:y="7.607cm">
          <draw:text-box>
            <text:p>...</text:p>
          </draw:text-box>
        </draw:frame>
        <draw:line draw:style-name="gr35" draw:text-style-name="P1" draw:layer="layout" svg:x1="12.13cm" svg:y1="5.064cm" svg:x2="11.495cm" svg:y2="5.064cm">
          <text:p/>
        </draw:line>
        <draw:line draw:style-name="gr35" draw:text-style-name="P1" draw:layer="layout" svg:x1="17.43cm" svg:y1="5.064cm" svg:x2="16.795cm" svg:y2="5.064cm">
          <text:p/>
        </draw:line>
        <draw:line draw:style-name="gr35" draw:text-style-name="P1" draw:layer="layout" svg:x1="22.93cm" svg:y1="5.064cm" svg:x2="22.295cm" svg:y2="5.064cm">
          <text:p/>
        </draw:line>
        <draw:line draw:style-name="gr28" draw:text-style-name="P1" draw:layer="layout" svg:x1="24.634cm" svg:y1="5.014cm" svg:x2="24.271cm" svg:y2="5.014cm">
          <text:p/>
        </draw:line>
        <draw:line draw:style-name="gr35" draw:text-style-name="P1" draw:layer="layout" svg:x1="25.765cm" svg:y1="5.064cm" svg:x2="25.13cm" svg:y2="5.064cm">
          <text:p/>
        </draw:line>
        <draw:custom-shape draw:style-name="gr42" draw:text-style-name="P1" draw:layer="layout" svg:width="0.443cm" svg:height="0.508cm" svg:x="25.783cm" svg:y="4.76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2.813cm" svg:height="0.806cm" svg:x="23.102cm" svg:y="2.57cm">
          <draw:text-box>
            <text:p><text:span text:style-name="T2">Consist</text:span><text:span text:style-name="T2">ency</text:span></text:p>
          </draw:text-box>
        </draw:frame>
        <draw:line draw:style-name="gr44" draw:text-style-name="P1" draw:layer="layout" svg:x1="10.66cm" svg:y1="11.374cm" svg:x2="11.541cm" svg:y2="11.374cm">
          <text:p/>
        </draw:line>
        <draw:frame draw:style-name="gr45" draw:text-style-name="P5" draw:layer="layout" svg:width="5.925cm" svg:height="0.806cm" svg:x="11.414cm" svg:y="11.033cm">
          <draw:text-box>
            <text:p><text:span text:style-name="T2">=&gt; </text:span><text:span text:style-name="T2">block </text:span><text:span text:style-name="T2">executi</text:span><text:span text:style-name="T2">on &amp; </text:span><text:span text:style-name="T2">com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7:03:32.259731352</meta:creation-date>
    <dc:date>2018-09-14T10:05:51.238824194</dc:date>
    <meta:editing-duration>PT42M21S</meta:editing-duration>
    <meta:editing-cycles>8</meta:editing-cycles>
    <meta:generator>LibreOffice/5.1.6.2$Linux_X86_64 LibreOffice_project/10m0$Build-2</meta:generator>
    <meta:document-statistic meta:object-count="155"/>
  </office:meta>
</office:document-meta>
</file>